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-3</text:span></text:p>
      <text:p text:style-name="P1"><text:span text:style-name="T1">1. CREATE TABLE WAREHOUSES (CODE,LOCATION,CAPACITY)</text:span></text:p>
      <text:p text:style-name="P1"><text:span text:style-name="T1">2. CREATE TABLE BOXES(BCODE,CONTENTS,VALUES,WAREHOUSE)</text:span></text:p>
      <text:p text:style-name="P1"><text:span text:style-name="T1">3. Modify BCode as a Not null in “BOXES” table.</text:span></text:p>
      <text:p text:style-name="P1"><text:span text:style-name="T1">4. In Boxes table Code must be greater than 100 how to evaluate the</text:span></text:p>
      <text:p text:style-name="P1"><text:span text:style-name="T1">condition?</text:span></text:p>
      <text:p text:style-name="P1"><text:span text:style-name="T1">5. Insert the value to WAREHOUSES table &amp;amp; Boxes table</text:span></text:p>
      <text:p text:style-name="P1"><text:span text:style-name="T1">6. INSERT INTO BOXES values</text:span></text:p>
      <text:p text:style-name="P1"><text:span text:style-name="T1">7. Select all warehouses values using appropriate query and all boxes with a</text:span></text:p>
      <text:p text:style-name="P1"><text:span text:style-name="T1">value larger than $150 and smaller than $300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